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04fbc" officeooo:paragraph-rsid="00104fbc"/>
    </style:style>
    <style:style style:name="P2" style:family="paragraph" style:parent-style-name="Standard">
      <style:text-properties officeooo:rsid="00104fbc" officeooo:paragraph-rsid="00104fbc"/>
    </style:style>
    <style:style style:name="P3" style:family="paragraph" style:parent-style-name="Standard">
      <style:text-properties officeooo:rsid="0012507e" officeooo:paragraph-rsid="0012507e"/>
    </style:style>
    <style:style style:name="P4" style:family="paragraph" style:parent-style-name="Standard" style:list-style-name="L2">
      <style:text-properties officeooo:rsid="0012507e" officeooo:paragraph-rsid="0012507e"/>
    </style:style>
    <style:style style:name="P5" style:family="paragraph" style:parent-style-name="Standard" style:list-style-name="L2">
      <style:text-properties officeooo:paragraph-rsid="0012507e"/>
    </style:style>
    <style:style style:name="P6" style:family="paragraph" style:parent-style-name="Standard" style:list-style-name="L2">
      <style:text-properties officeooo:paragraph-rsid="00133389"/>
    </style:style>
    <style:style style:name="P7" style:family="paragraph" style:parent-style-name="Standard" style:list-style-name="L2">
      <style:text-properties officeooo:rsid="00133389" officeooo:paragraph-rsid="00133389"/>
    </style:style>
    <style:style style:name="T1" style:family="text">
      <style:text-properties officeooo:rsid="0012507e"/>
    </style:style>
    <style:style style:name="T2" style:family="text">
      <style:text-properties officeooo:rsid="001333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83701429" text:style-name="L1">
        <text:list-item>
          <text:p text:style-name="P1">Hypervisor in Vitis</text:p>
          <text:list>
            <text:list-item>
              <text:p text:style-name="P1">Modify the BSP settings to set the hypervisor guest to true 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3">Deep Dive Article Outline:</text:p>
      <text:p text:style-name="P3"/>
      <text:list xml:id="list873273316" text:style-name="L2">
        <text:list-item>
          <text:p text:style-name="P5"><text:span text:style-name="T1">Edge Computing in industrial &amp; transportation applications </text:span></text:p>
          <text:list>
            <text:list-item>
              <text:p text:style-name="P4">How running multiple OS’s &amp; baremetal applications as VM’s on the UltraScale+ board is an ideal platform for edge computing.</text:p>
            </text:list-item>
          </text:list>
        </text:list-item>
        <text:list-item>
          <text:p text:style-name="P6"><text:span text:style-name="T2">Edge computing definition “</text:span>is a <text:a xlink:type="simple" xlink:href="https://en.wikipedia.org/wiki/Distributed_computing" text:style-name="Internet_20_link" text:visited-style-name="Visited_20_Internet_20_Link">distributed computing</text:a> paradigm that brings <text:a xlink:type="simple" xlink:href="https://en.wikipedia.org/wiki/Computation" text:style-name="Internet_20_link" text:visited-style-name="Visited_20_Internet_20_Link">computation</text:a> and <text:a xlink:type="simple" xlink:href="https://en.wikipedia.org/wiki/Data_storage" text:style-name="Internet_20_link" text:visited-style-name="Visited_20_Internet_20_Link">data storage</text:a> closer to the location where it is needed, to improve response times and save bandwidth.”</text:p>
          <text:list>
            <text:list-item>
              <text:p text:style-name="P7">Benefits of SoC FPGAs for edge computing: local processing power necessitates that you basically bring a lightweight computer/processor to the edge of the network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7:26:58.322326573</meta:creation-date>
    <dc:date>2020-06-13T23:08:21.716824086</dc:date>
    <meta:editing-duration>PT1H6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04" meta:character-count="649" meta:non-whitespace-character-count="556"/>
  </office:meta>
</office:document-meta>
</file>